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7.435cm"/>
        </style:tab-stops>
      </style:paragraph-properties>
      <style:text-properties officeooo:rsid="001d6041" officeooo:paragraph-rsid="001d60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)</text:p>
      <text:p text:style-name="P1">00:00.0 Host bridge: Intel Corporation Xeon E3-1200 v6/7th Gen Core Processor Host Bridge/DRAM Registers (rev 05)</text:p>
      <text:p text:style-name="P1">00:01.0 PCI bridge: Intel Corporation Xeon E3-1200 v5/E3-1500 v5/6th Gen Core Processor PCIe Controller (x16) (rev 05)</text:p>
      <text:p text:style-name="P1">00:02.0 VGA compatible controller: Intel Corporation Device 591b (rev 04)</text:p>
      <text:p text:style-name="P1">00:04.0 Signal processing controller: Intel Corporation Xeon E3-1200 v5/E3-1500 v5/6th Gen Core Processor Thermal Subsystem (rev 05)</text:p>
      <text:p text:style-name="P1">00:14.0 USB controller: Intel Corporation 100 Series/C230 Series Chipset Family USB 3.0 xHCI Controller (rev 31)</text:p>
      <text:p text:style-name="P1">00:14.2 Signal processing controller: Intel Corporation 100 Series/C230 Series Chipset Family Thermal Subsystem (rev 31)</text:p>
      <text:p text:style-name="P1">00:15.0 Signal processing controller: Intel Corporation 100 Series/C230 Series Chipset Family Serial IO I2C Controller #0 (rev 31)</text:p>
      <text:p text:style-name="P1">00:15.1 Signal processing controller: Intel Corporation 100 Series/C230 Series Chipset Family Serial IO I2C Controller #1 (rev 31)</text:p>
      <text:p text:style-name="P1">00:16.0 Communication controller: Intel Corporation 100 Series/C230 Series Chipset Family MEI Controller #1 (rev 31)</text:p>
      <text:p text:style-name="P1">00:17.0 SATA controller: Intel Corporation HM170/QM170 Chipset SATA Controller [AHCI Mode] (rev 31)</text:p>
      <text:p text:style-name="P1">00:1c.0 PCI bridge: Intel Corporation 100 Series/C230 Series Chipset Family PCI Express Root Port #1 (rev f1)</text:p>
      <text:p text:style-name="P1">00:1c.4 PCI bridge: Intel Corporation 100 Series/C230 Series Chipset Family PCI Express Root Port #5 (rev f1)</text:p>
      <text:p text:style-name="P1">00:1c.5 PCI bridge: Intel Corporation 100 Series/C230 Series Chipset Family PCI Express Root Port #6 (rev f1)</text:p>
      <text:p text:style-name="P1">00:1d.0 PCI bridge: Intel Corporation 100 Series/C230 Series Chipset Family PCI Express Root Port #9 (rev f1)</text:p>
      <text:p text:style-name="P1">00:1f.0 ISA bridge: Intel Corporation HM175 Chipset LPC/eSPI Controller (rev 31)</text:p>
      <text:p text:style-name="P1">00:1f.2 Memory controller: Intel Corporation 100 Series/C230 Series Chipset Family Power Management Controller (rev 31)</text:p>
      <text:p text:style-name="P1">00:1f.3 Audio device: Intel Corporation CM238 HD Audio Controller (rev 31)</text:p>
      <text:p text:style-name="P1">00:1f.4 SMBus: Intel Corporation 100 Series/C230 Series Chipset Family SMBus (rev 31)</text:p>
      <text:p text:style-name="P1">01:00.0 VGA compatible controller: NVIDIA Corporation GP106M [GeForce GTX 1060 Mobile] (rev a1)</text:p>
      <text:p text:style-name="P1">01:00.1 Audio device: NVIDIA Corporation GP106 High Definition Audio Controller (rev a1)</text:p>
      <text:p text:style-name="P1">3b:00.0 Ethernet controller: Realtek Semiconductor Co., Ltd. RTL8111/8168/8411 PCI Express Gigabit Ethernet Controller (rev 15)</text:p>
      <text:p text:style-name="P1">3c:00.0 Network controller: Intel Corporation Wireless 8265 / 8275 (rev 78)</text:p>
      <text:p text:style-name="P1">3d:00.0 Non-Volatile memory controller: SK hynix Device 1527</text:p>
      <text:p text:style-name="P1"/>
      <text:p text:style-name="P1">2.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4:13:33.211081293</meta:creation-date>
    <dc:date>2020-03-27T14:16:14.381044626</dc:date>
    <meta:editing-duration>PT2M44S</meta:editing-duration>
    <meta:editing-cycles>1</meta:editing-cycles>
    <meta:document-statistic meta:table-count="0" meta:image-count="0" meta:object-count="0" meta:page-count="1" meta:paragraph-count="25" meta:word-count="333" meta:character-count="2388" meta:non-whitespace-character-count="2080"/>
    <meta:generator>LibreOffice/6.0.7.3$Linux_X86_64 LibreOffice_project/00m0$Build-3</meta:generator>
  </office:meta>
</office:document-meta>
</file>